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6.8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21.9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用語</text:p>
          </table:table-cell>
          <table:table-cell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じり安（じりやす）</text:p>
          </table:table-cell>
          <table:table-cell office:value-type="string" calcext:value-type="string">
            <text:p>株価が徐々に下がること。</text:p>
          </table:table-cell>
        </table:table-row>
        <table:table-row table:style-name="ro1">
          <table:table-cell office:value-type="string" calcext:value-type="string">
            <text:p>じり高（じりだか）</text:p>
          </table:table-cell>
          <table:table-cell office:value-type="string" calcext:value-type="string">
            <text:p>株価が徐々に上がること。</text:p>
          </table:table-cell>
        </table:table-row>
        <table:table-row table:style-name="ro2">
          <table:table-cell office:value-type="string" calcext:value-type="string">
            <text:p>ナンピン（難平）買い</text:p>
          </table:table-cell>
          <table:table-cell office:value-type="string" calcext:value-type="string">
            <text:p>買った株式や投資信託などが下落した場合に、買い付けコスト（=損益分岐点）を引き下げることを目的に、さらに買い付けること。</text:p>
          </table:table-cell>
        </table:table-row>
        <table:table-row table:style-name="ro1">
          <table:table-cell office:value-type="string" calcext:value-type="string">
            <text:p>もみ合い <text:s/>（もみあい）</text:p>
          </table:table-cell>
          <table:table-cell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1">
          <table:table-cell office:value-type="string" calcext:value-type="string">
            <text:p>後場 （ごば）</text:p>
          </table:table-cell>
          <table:table-cell office:value-type="string" calcext:value-type="string">
            <text:p>午後の取引時間のこと。</text:p>
          </table:table-cell>
        </table:table-row>
        <table:table-row table:style-name="ro1">
          <table:table-cell office:value-type="string" calcext:value-type="string">
            <text:p>前場 （ぜんば）</text:p>
          </table:table-cell>
          <table:table-cell office:value-type="string" calcext:value-type="string">
            <text:p>午前の取引時間のこと。</text:p>
          </table:table-cell>
        </table:table-row>
        <table:table-row table:style-name="ro1">
          <table:table-cell office:value-type="string" calcext:value-type="string">
            <text:p>板(いた)</text:p>
          </table:table-cell>
          <table:table-cell office:value-type="string" calcext:value-type="string">
            <text:p>取引参加者からの売買注文を記録する、銘柄別の注文控えのことを「板」と呼びます。</text:p>
          </table:table-cell>
        </table:table-row>
      </table:table>
      <table:named-expressions/>
      <table:database-ranges>
        <table:database-range table:name="__Anonymous_Sheet_DB__0" table:target-range-address="略語.A1:略語.C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00/00/00</text:date>, <text:time style:data-style-name="N2" text:time-value="08:26:12.74019541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2.1$Linux_X86_64 LibreOffice_project/60$Build-1</meta:generator>
    <dc:date>2023-11-24T08:27:25.738588645</dc:date>
    <meta:editing-duration>PT2H22M38S</meta:editing-duration>
    <meta:editing-cycles>30</meta:editing-cycles>
    <meta:document-statistic meta:table-count="2" meta:cell-count="49" meta:object-count="0"/>
  </office:meta>
</office:document-meta>
</file>